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a5db" officeooo:paragraph-rsid="001ca5db"/>
    </style:style>
    <style:style style:name="P2" style:family="paragraph" style:parent-style-name="Standard">
      <style:text-properties fo:font-weight="bold" officeooo:paragraph-rsid="002036f4" style:font-weight-asian="bold" style:font-weight-complex="bold"/>
    </style:style>
    <style:style style:name="P3" style:family="paragraph" style:parent-style-name="Standard">
      <style:text-properties fo:font-weight="bold" officeooo:rsid="00175ace" officeooo:paragraph-rsid="0021d315" style:font-weight-asian="bold" style:font-weight-complex="bold"/>
    </style:style>
    <style:style style:name="P4" style:family="paragraph" style:parent-style-name="Standard">
      <style:text-properties fo:font-weight="bold" officeooo:rsid="00212146" officeooo:paragraph-rsid="0021d315" style:font-weight-asian="bold" style:font-weight-complex="bold"/>
    </style:style>
    <style:style style:name="P5" style:family="paragraph" style:parent-style-name="Standard">
      <style:text-properties fo:font-weight="bold" officeooo:rsid="0023fa8a" officeooo:paragraph-rsid="0021d315" style:font-weight-asian="bold" style:font-weight-complex="bold"/>
    </style:style>
    <style:style style:name="P6" style:family="paragraph" style:parent-style-name="Standard">
      <style:text-properties fo:font-weight="bold" officeooo:paragraph-rsid="0021d315" style:font-weight-asian="bold" style:font-weight-complex="bold"/>
    </style:style>
    <style:style style:name="P7" style:family="paragraph" style:parent-style-name="Standard">
      <style:text-properties fo:font-weight="bold" officeooo:rsid="001aea38" officeooo:paragraph-rsid="0021d315" style:font-weight-asian="bold" style:font-weight-complex="bold"/>
    </style:style>
    <style:style style:name="P8" style:family="paragraph" style:parent-style-name="Standard">
      <style:text-properties fo:font-weight="bold" officeooo:rsid="00267e1a" officeooo:paragraph-rsid="0021d315" style:font-weight-asian="bold" style:font-weight-complex="bold"/>
    </style:style>
    <style:style style:name="P9" style:family="paragraph" style:parent-style-name="Standard">
      <style:text-properties fo:font-weight="bold" officeooo:rsid="002f4aa8" officeooo:paragraph-rsid="0021d31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dbe3b" officeooo:paragraph-rsid="001dbe3b"/>
    </style:style>
    <style:style style:name="P11" style:family="paragraph" style:parent-style-name="Standard">
      <style:paragraph-properties fo:text-align="start" style:justify-single-word="false"/>
      <style:text-properties officeooo:rsid="00175ace" officeooo:paragraph-rsid="001df1fe"/>
    </style:style>
    <style:style style:name="P12" style:family="paragraph" style:parent-style-name="Standard">
      <style:paragraph-properties fo:text-align="start" style:justify-single-word="false"/>
      <style:text-properties officeooo:rsid="00175ace" officeooo:paragraph-rsid="001efbe0"/>
    </style:style>
    <style:style style:name="P13" style:family="paragraph" style:parent-style-name="Standard">
      <style:text-properties officeooo:rsid="00175ace" officeooo:paragraph-rsid="001df1fe"/>
    </style:style>
    <style:style style:name="P14" style:family="paragraph" style:parent-style-name="Standard">
      <style:text-properties officeooo:rsid="00175ace" officeooo:paragraph-rsid="001efbe0"/>
    </style:style>
    <style:style style:name="P15" style:family="paragraph" style:parent-style-name="Standard">
      <style:text-properties officeooo:rsid="00175ace" officeooo:paragraph-rsid="0021d315"/>
    </style:style>
    <style:style style:name="P16" style:family="paragraph" style:parent-style-name="Standard">
      <style:paragraph-properties fo:text-align="start" style:justify-single-word="false"/>
      <style:text-properties officeooo:rsid="001a95c7" officeooo:paragraph-rsid="001efbe0"/>
    </style:style>
    <style:style style:name="P17" style:family="paragraph" style:parent-style-name="Standard">
      <style:text-properties officeooo:rsid="001a95c7" officeooo:paragraph-rsid="001efbe0"/>
    </style:style>
    <style:style style:name="P18" style:family="paragraph" style:parent-style-name="Standard">
      <style:text-properties officeooo:rsid="0018d0af" officeooo:paragraph-rsid="001efbe0"/>
    </style:style>
    <style:style style:name="P19" style:family="paragraph" style:parent-style-name="Standard">
      <style:paragraph-properties fo:text-align="start" style:justify-single-word="false"/>
      <style:text-properties officeooo:rsid="001c881c" officeooo:paragraph-rsid="002036f4"/>
    </style:style>
    <style:style style:name="P20" style:family="paragraph" style:parent-style-name="Standard">
      <style:paragraph-properties fo:text-align="start" style:justify-single-word="false"/>
      <style:text-properties officeooo:rsid="001c881c" officeooo:paragraph-rsid="0021d315"/>
    </style:style>
    <style:style style:name="P21" style:family="paragraph" style:parent-style-name="Standard">
      <style:text-properties officeooo:rsid="001c881c" officeooo:paragraph-rsid="002036f4"/>
    </style:style>
    <style:style style:name="P22" style:family="paragraph" style:parent-style-name="Standard">
      <style:text-properties officeooo:rsid="001c881c" officeooo:paragraph-rsid="0021d315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1aea38" officeooo:paragraph-rsid="002036f4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1aea38" officeooo:paragraph-rsid="0021d315" style:font-weight-asian="bold" style:font-weight-complex="bold"/>
    </style:style>
    <style:style style:name="P25" style:family="paragraph" style:parent-style-name="Standard">
      <style:text-properties officeooo:rsid="001aea38" officeooo:paragraph-rsid="002036f4"/>
    </style:style>
    <style:style style:name="P26" style:family="paragraph" style:parent-style-name="Standard">
      <style:text-properties officeooo:rsid="001d4a78" officeooo:paragraph-rsid="002036f4"/>
    </style:style>
    <style:style style:name="P27" style:family="paragraph" style:parent-style-name="Standard">
      <style:paragraph-properties fo:text-align="start" style:justify-single-word="false"/>
      <style:text-properties officeooo:rsid="001d4a78" officeooo:paragraph-rsid="002036f4"/>
    </style:style>
    <style:style style:name="P28" style:family="paragraph" style:parent-style-name="Standard">
      <style:paragraph-properties fo:text-align="start" style:justify-single-word="false"/>
      <style:text-properties officeooo:rsid="001d4a78" officeooo:paragraph-rsid="0021d315"/>
    </style:style>
    <style:style style:name="P29" style:family="paragraph" style:parent-style-name="Standard">
      <style:text-properties officeooo:rsid="001d4a78" officeooo:paragraph-rsid="0021d315"/>
    </style:style>
    <style:style style:name="P30" style:family="paragraph" style:parent-style-name="Standard">
      <style:text-properties officeooo:paragraph-rsid="002036f4"/>
    </style:style>
    <style:style style:name="P31" style:family="paragraph" style:parent-style-name="Standard">
      <style:text-properties officeooo:rsid="002268a1" officeooo:paragraph-rsid="0021d315"/>
    </style:style>
    <style:style style:name="P32" style:family="paragraph" style:parent-style-name="Standard">
      <style:paragraph-properties fo:text-align="start" style:justify-single-word="false"/>
      <style:text-properties officeooo:rsid="0023fa8a" officeooo:paragraph-rsid="0021d315"/>
    </style:style>
    <style:style style:name="P33" style:family="paragraph" style:parent-style-name="Standard">
      <style:text-properties officeooo:rsid="0023fa8a" officeooo:paragraph-rsid="0021d315"/>
    </style:style>
    <style:style style:name="P34" style:family="paragraph" style:parent-style-name="Standard">
      <style:text-properties officeooo:paragraph-rsid="0021d315"/>
    </style:style>
    <style:style style:name="P35" style:family="paragraph" style:parent-style-name="Standard">
      <style:paragraph-properties fo:text-align="start" style:justify-single-word="false"/>
      <style:text-properties officeooo:rsid="00310d77" officeooo:paragraph-rsid="0021d315"/>
    </style:style>
    <style:style style:name="P36" style:family="paragraph" style:parent-style-name="Standard">
      <style:text-properties officeooo:rsid="00310d77" officeooo:paragraph-rsid="0021d315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33a5a2" officeooo:paragraph-rsid="0021d315" style:font-weight-asian="normal" style:font-weight-complex="normal"/>
    </style:style>
    <style:style style:name="T1" style:family="text">
      <style:text-properties officeooo:rsid="001dbe3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be3b" style:font-weight-asian="bold" style:font-weight-complex="bold"/>
    </style:style>
    <style:style style:name="T4" style:family="text">
      <style:text-properties fo:font-weight="bold" officeooo:rsid="001a95c7" style:font-weight-asian="bold" style:font-weight-complex="bold"/>
    </style:style>
    <style:style style:name="T5" style:family="text">
      <style:text-properties fo:font-weight="bold" officeooo:rsid="00212146" style:font-weight-asian="bold" style:font-weight-complex="bold"/>
    </style:style>
    <style:style style:name="T6" style:family="text">
      <style:text-properties fo:font-weight="bold" officeooo:rsid="002f4aa8" style:font-weight-asian="bold" style:font-weight-complex="bold"/>
    </style:style>
    <style:style style:name="T7" style:family="text">
      <style:text-properties fo:font-weight="bold" officeooo:rsid="002f9e49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dbe3b" style:font-weight-asian="normal" style:font-weight-complex="normal"/>
    </style:style>
    <style:style style:name="T10" style:family="text">
      <style:text-properties fo:font-weight="normal" officeooo:rsid="001df1fe" style:font-weight-asian="normal" style:font-weight-complex="normal"/>
    </style:style>
    <style:style style:name="T11" style:family="text">
      <style:text-properties fo:font-weight="normal" officeooo:rsid="00202cb7" style:font-weight-asian="normal" style:font-weight-complex="normal"/>
    </style:style>
    <style:style style:name="T12" style:family="text">
      <style:text-properties officeooo:rsid="0018d0af"/>
    </style:style>
    <style:style style:name="T13" style:family="text">
      <style:text-properties officeooo:rsid="001a95c7"/>
    </style:style>
    <style:style style:name="T14" style:family="text">
      <style:text-properties officeooo:rsid="001c881c"/>
    </style:style>
    <style:style style:name="T15" style:family="text">
      <style:text-properties officeooo:rsid="0023fa8a"/>
    </style:style>
    <style:style style:name="T16" style:family="text">
      <style:text-properties officeooo:rsid="001d4a78"/>
    </style:style>
    <style:style style:name="T17" style:family="text">
      <style:text-properties officeooo:rsid="00202cb7"/>
    </style:style>
    <style:style style:name="T18" style:family="text">
      <style:text-properties officeooo:rsid="0024d78f"/>
    </style:style>
    <style:style style:name="T19" style:family="text">
      <style:text-properties officeooo:rsid="0021d315"/>
    </style:style>
    <style:style style:name="T20" style:family="text">
      <style:text-properties officeooo:rsid="0025a094"/>
    </style:style>
    <style:style style:name="T21" style:family="text">
      <style:text-properties officeooo:rsid="002f9e49"/>
    </style:style>
    <style:style style:name="T22" style:family="text">
      <style:text-properties officeooo:rsid="00343b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urcha</text:span><text:span text:style-name="T3">s</text:span><text:span text:style-name="T2">e </text:span><text:span text:style-name="T3">Proposal</text:span><text:span text:style-name="T1"> <text:s/></text:span><text:span text:style-name="T3">Document</text:span></text:p>
      <text:p text:style-name="P10"/>
      <text:p text:style-name="P13">1) <text:s/>The first page will be render (Broker <text:s/>page , refferal page <text:s/>, Cleint page <text:s/>) one of them by giving</text:p>
      <text:p text:style-name="P13">url.</text:p>
      <text:p text:style-name="P11"><text:span text:style-name="T8">eg...</text:span><text:a xlink:type="simple" xlink:href="http://localhost:8080/purchaseProposal?action=B&amp;&amp;opp_id=4406"><text:span text:style-name="T8">http://localhost:8080/</text:span></text:a><text:a xlink:type="simple" xlink:href="http://localhost:8080/purchaseProposal?action=B&amp;&amp;opp_id=4406"><text:span text:style-name="T10">purchaseProposal</text:span></text:a><text:a xlink:type="simple" xlink:href="http://localhost:8080/purchaseProposal?action=B&amp;&amp;opp_id=4406"><text:span text:style-name="T8">?action=B&amp;&amp;opp_id=4406</text:span></text:a></text:p>
      <text:p text:style-name="P11"><text:span text:style-name="T8"><text:s/></text:span></text:p>
      <text:p text:style-name="P12"><text:span text:style-name="T8"><text:s/>i) Here B is denoted as Broker and opp_id is opportunity Id. ( same as C=Client and R=Refferal)</text:span></text:p>
      <text:p text:style-name="P14"/>
      <text:p text:style-name="P14"><text:span text:style-name="T12">ii) </text:span>Before showing the page (Broker,Client ,Refferal ) ,The expiry date will be check which <text:s/>is stored in couchbase, if it expired then the expiry date page will shown.</text:p>
      <text:p text:style-name="P18"/>
      <text:p text:style-name="P18">iii) <text:s/>If the <text:span text:style-name="T13">Url</text:span> goes to <text:span text:style-name="T2">broker page</text:span> <text:s/>and the date will expired then the broker can extend the date and the broker page will be rendered.</text:p>
      <text:p text:style-name="P18"/>
      <text:p text:style-name="P18">iv) If <text:span text:style-name="T13">the Url goes <text:s/>to </text:span><text:span text:style-name="T4">Client page</text:span><text:span text:style-name="T13"> and the date will expired the client will shown the expired page, the client has given has not given to extend the <text:s/>expiry date.</text:span></text:p>
      <text:p text:style-name="P18"/>
      <text:p text:style-name="P17">v) If the Url goes to <text:span text:style-name="T2">Refferal Page</text:span> and the date will expired the Refferal will shown the expired page, the refferal has not given to extend the expiry date.</text:p>
      <text:p text:style-name="P16"/>
      <text:p text:style-name="P23">2) <text:s/><text:span text:style-name="T14">In Broker page Information</text:span></text:p>
      <text:p text:style-name="P25"/>
      <text:p text:style-name="P2"><text:span text:style-name="T15">A) Label: </text:span>Original Desired </text:p>
      <text:p text:style-name="P30"><text:s/><text:span text:style-name="T14">The data is coming from coucbase in json <text:s/>which is binded to vaadin ,the data will display in <text:s/>square box in a binded formattted, the edit button has given to update the value .</text:span></text:p>
      <text:p text:style-name="P21">After click the update button the save button will render and the updated data will be stored in couchbase , once the data will submitted the save button will disappear.</text:p>
      <text:p text:style-name="P21"/>
      <text:p text:style-name="P2"><text:span text:style-name="T15">B) Label: </text:span>Our Recommendatio<text:span text:style-name="T14">n</text:span></text:p>
      <text:p text:style-name="P21"/>
      <text:p text:style-name="P21">- The data will coming from coucbase , Here The data will appear on company name based,</text:p>
      <text:p text:style-name="P21"><text:s text:c="2"/>which is coming from odoo <text:s text:c="8"/>.. eg(companyName = WFG).</text:p>
      <text:p text:style-name="P21"><text:span text:style-name="T16">- I</text:span>f company name is wfg then the Combined Recommendation will appear otherwise single <text:s text:c="16"/>Recommendation will appear</text:p>
      <text:p text:style-name="P26">- The edit button has given to broker , after click the edit button the save button will shown and - - <text:s/>- - Update the data in couchbase , Once update the data the submit button will disappear.</text:p>
      <text:p text:style-name="P19"/>
      <text:p text:style-name="P19"/>
      <text:p text:style-name="P2"><text:span text:style-name="T15">D) Label : </text:span>Best Variable Options</text:p>
      <text:p text:style-name="P30"/>
      <text:p text:style-name="P26">- The data is coming from couchbase in json and it binded <text:s/>in vaadin in table form .</text:p>
      <text:p text:style-name="P26">- The Variable data is collecting while condition on Mortgage type which is stored in couchbase,</text:p>
      <text:p text:style-name="P26">where ever the <text:span text:style-name="T2">mortgage type </text:span><text:span text:style-name="T5">=</text:span><text:span text:style-name="T2">2</text:span> collect <text:s/>the data in best varibale in table form .</text:p>
      <text:p text:style-name="P26">- The Best Variable option has delete and edit button to each row in table ,</text:p>
      <text:p text:style-name="P27"><text:span text:style-name="T8">- </text:span><text:span text:style-name="T11">While click on edit button <text:s/>the selected row will be edited and after updated done the selected row come in normal form.</text:span></text:p>
      <text:p text:style-name="P27"/>
      <text:p text:style-name="P3"><text:span text:style-name="T15">E) Label : <text:s/></text:span>Best Fixed Options</text:p>
      <text:p text:style-name="P29">- The data is coming from couchbase in json and it binded <text:s/>in vaadin in table form .</text:p>
      <text:p text:style-name="P29">- The Variable data is collecting while condition on Mortgage type which is stored in couchbase,</text:p>
      <text:p text:style-name="P29">where ever the<text:span text:style-name="T2"> mortgage type</text:span><text:span text:style-name="T5">=3</text:span> collect <text:s/>the data in best varibale in table form .</text:p>
      <text:p text:style-name="P29">- The Best Variable option has delete and edit button to each row in table ,</text:p>
      <text:p text:style-name="P29"><text:soft-page-break/>- <text:span text:style-name="T17">While click on edit button <text:s/>the selected row will be edited and after updated done the selected row come in normal form.</text:span></text:p>
      <text:p text:style-name="P29">- <text:span text:style-name="T17">while click on delete button the the selected remove from table and also remove from couchbase.</text:span></text:p>
      <text:p text:style-name="P15"/>
      <text:p text:style-name="P4"><text:span text:style-name="T15">F</text:span>) Label: Best Combined Option</text:p>
      <text:p text:style-name="P29">- The data is coming from couchbase in json and it binded <text:s/>in vaadin in table form .</text:p>
      <text:p text:style-name="P31">If the combine Data is present in Couchbase it will render in page otherwise it will disappear.</text:p>
      <text:p text:style-name="P29">- The Best Variable option has delete and edit button to each row in table ,</text:p>
      <text:p text:style-name="P29">- <text:span text:style-name="T17">While click on edit button <text:s/>the selected row will be edited and after updated done the selected row come in normal form.</text:span></text:p>
      <text:p text:style-name="P28"><text:span text:style-name="T11">- while click on delete button the the selected remove from table and also remove from couchbase.</text:span></text:p>
      <text:p text:style-name="P28"/>
      <text:p text:style-name="P32"/>
      <text:p text:style-name="P33"/>
      <text:p text:style-name="P5"><text:span text:style-name="T19">G</text:span>)Label: Debt Re-Structuring</text:p>
      <text:p text:style-name="P33">- The <text:s/>json Data is coming from couchbase and will render on page.</text:p>
      <text:p text:style-name="P33"/>
      <text:p text:style-name="P33"/>
      <text:p text:style-name="P33"/>
      <text:p text:style-name="P6"><text:span text:style-name="T19">H)Label:</text:span>Options</text:p>
      <text:p text:style-name="P33">- The <text:s/>json Data is coming from couchbase and will render on page.</text:p>
      <text:p text:style-name="P33"/>
      <text:p text:style-name="P6"><text:span text:style-name="T19">I)Label: Goals</text:span></text:p>
      <text:p text:style-name="P33">- The <text:s/>json Data is coming from couchbase and will render on page.</text:p>
      <text:p text:style-name="P6"><text:span text:style-name="T19">J)Label: <text:s/></text:span>Instructions</text:p>
      <text:p text:style-name="P32"><text:span text:style-name="T11">- The <text:s/>json Data is coming from couchbase and will render on page.</text:span></text:p>
      <text:p text:style-name="P32"/>
      <text:p text:style-name="P32"/>
      <text:p text:style-name="P24"><text:span text:style-name="T20">3</text:span>) <text:s/><text:span text:style-name="T14">In Client <text:s/>page Information</text:span></text:p>
      <text:p text:style-name="P7"/>
      <text:p text:style-name="P8"><text:span text:style-name="T8">The</text:span> <text:span text:style-name="T8">Client can submit the form by selecting the <text:s/>product.</text:span></text:p>
      <text:p text:style-name="P6"><text:span text:style-name="T15">A) Label: </text:span>Original Desired </text:p>
      <text:p text:style-name="P34"><text:s/><text:span text:style-name="T14">The data is coming from coucbase in json <text:s/>which is binded to vaadin ,the data will display in <text:s text:c="3"/>square box. <text:s/>The <text:s/>data will be submitted in <text:s/>selectedRecommendation <text:s/>in couchbase.</text:span></text:p>
      <text:p text:style-name="P9">(Initially there is textbox <text:s/><text:span text:style-name="T21">for select the product</text:span>, now it has remove for selected Product )</text:p>
      <text:p text:style-name="P6"><text:span text:style-name="T15">B) Label: </text:span>Our Recommendatio<text:span text:style-name="T14">n</text:span></text:p>
      <text:p text:style-name="P22"/>
      <text:p text:style-name="P22">- The data will coming from coucbase , Here The data will appear on company name based,</text:p>
      <text:p text:style-name="P22"><text:s text:c="2"/>which is coming from odoo <text:s text:c="8"/>.. eg(companyName = WFG).</text:p>
      <text:p text:style-name="P22"><text:span text:style-name="T16">- I</text:span>f company name is wfg then the Combined Recommendation will appear otherwise single</text:p>
      <text:p text:style-name="P22">The <text:s/>data will be submitted in <text:s/>selectedRecommendation <text:s/>in couchbase. <text:s text:c="5"/></text:p>
      <text:p text:style-name="P20"><text:span text:style-name="T6">(Initially there is textbox <text:s/></text:span><text:span text:style-name="T7">for select the product</text:span><text:span text:style-name="T6">, now it has remove for selected Product )</text:span><text:span text:style-name="T11"> <text:s text:c="6"/></text:span></text:p>
      <text:p text:style-name="P20"/>
      <text:p text:style-name="P24"><text:span text:style-name="T20">3</text:span>) <text:s/><text:span text:style-name="T14">In Client <text:s/>page Information</text:span></text:p>
      <text:p text:style-name="P7"/>
      <text:p text:style-name="P8"><text:span text:style-name="T8">The</text:span> <text:span text:style-name="T8">Client can submit the form by selecting the <text:s/>product.</text:span></text:p>
      <text:p text:style-name="P6"><text:span text:style-name="T15">A) Label: </text:span>Original Desired </text:p>
      <text:p text:style-name="P34"><text:s/><text:span text:style-name="T14">The data is coming from coucbase in json <text:s/>which is binded to vaadin ,the data will display in <text:s text:c="3"/>square box. <text:s/>The <text:s/>data will be submitted in <text:s/>selectedRecommendation <text:s/>in couchbase.</text:span></text:p>
      <text:p text:style-name="P9">(Initially there is textbox <text:s/><text:span text:style-name="T21">for select the product</text:span>, now it has remove for selected Product )</text:p>
      <text:p text:style-name="P6"><text:span text:style-name="T15">B) Label: </text:span>Our Recommendatio<text:span text:style-name="T14">n</text:span></text:p>
      <text:p text:style-name="P22"/>
      <text:p text:style-name="P22"><text:soft-page-break/>- The data will coming from coucbase , Here The data will appear on company name based,</text:p>
      <text:p text:style-name="P22"><text:s text:c="2"/>which is coming from odoo <text:s text:c="8"/>.. eg(companyName = WFG).</text:p>
      <text:p text:style-name="P22"><text:span text:style-name="T16">- I</text:span>f company name is wfg then the Combined Recommendation will appear otherwise single</text:p>
      <text:p text:style-name="P22">The <text:s/>data will be submitted in <text:s/>selectedRecommendation <text:s/>in couchbase. <text:s text:c="5"/></text:p>
      <text:p text:style-name="P22"><text:span text:style-name="T6">(Initially there is textbox <text:s/></text:span><text:span text:style-name="T7">for select the product</text:span><text:span text:style-name="T6">, now it has remove for selected Product )</text:span> <text:s text:c="8"/><text:span text:style-name="T16"><text:s/></text:span></text:p>
      <text:p text:style-name="P6"/>
      <text:p text:style-name="P6"><text:span text:style-name="T15">C) Label : </text:span>Comparison</text:p>
      <text:p text:style-name="P22"/>
      <text:p text:style-name="P29">The comparison data will coming from couchbase and binded to vaadin , the data will display in square box , it has no function for update <text:s/>the <text:s/>data .</text:p>
      <text:p text:style-name="P29"/>
      <text:p text:style-name="P6"><text:span text:style-name="T15">D) Label : </text:span>Best Variable Options</text:p>
      <text:p text:style-name="P34"/>
      <text:p text:style-name="P29">- The data is coming from couchbase in json and it binded <text:s/>in vaadin in table form .</text:p>
      <text:p text:style-name="P29">- The Variable data is collecting while condition on Mortgage type which is stored in couchbase,</text:p>
      <text:p text:style-name="P29">where ever the <text:span text:style-name="T2">mortgage type </text:span><text:span text:style-name="T5">=</text:span><text:span text:style-name="T2">2</text:span> collect <text:s/>the data in best varibale in table form .</text:p>
      <text:p text:style-name="P36">- the selected row will be submitted in coucbase.</text:p>
      <text:p text:style-name="P36"/>
      <text:p text:style-name="P3"><text:span text:style-name="T15">E) Label : <text:s/></text:span>Best Fixed Options</text:p>
      <text:p text:style-name="P29">- The data is coming from couchbase in json and it binded <text:s/>in vaadin in table form .</text:p>
      <text:p text:style-name="P29">- The Variable data is collecting while condition on Mortgage type which is stored in couchbase,</text:p>
      <text:p text:style-name="P29">where ever the<text:span text:style-name="T2"> mortgage type</text:span><text:span text:style-name="T5">=3</text:span> collect <text:s/>the data in best varibale in table form .</text:p>
      <text:p text:style-name="P36">- the selected row will be submitted in coucbase.</text:p>
      <text:p text:style-name="P15"/>
      <text:p text:style-name="P4"><text:span text:style-name="T15">F</text:span>) Label: Best Combined Option</text:p>
      <text:p text:style-name="P29">- The data is coming from couchbase in json and it binded <text:s/>in vaadin in table form .</text:p>
      <text:p text:style-name="P31">If the combine Data is present in Couchbase it will render in page otherwise it will disappear.</text:p>
      <text:p text:style-name="P35"><text:span text:style-name="T11">- the selected row will be submitted in coucbase.</text:span></text:p>
      <text:p text:style-name="P35"/>
      <text:p text:style-name="P35"/>
      <text:p text:style-name="P24"><text:span text:style-name="T20">3</text:span>) <text:s/><text:span text:style-name="T14">In Refferal <text:s/>page Information</text:span></text:p>
      <text:p text:style-name="P24"/>
      <text:p text:style-name="P37"><text:span text:style-name="T22">In Refferal page <text:s/>is used for only rendered the page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6:31:30.404534670</meta:creation-date>
    <meta:generator>LibreOffice/4.2.8.2$Linux_X86_64 LibreOffice_project/420m0$Build-2</meta:generator>
    <dc:date>2016-06-03T17:36:12.726565848</dc:date>
    <meta:editing-duration>PT1H3M57S</meta:editing-duration>
    <meta:editing-cycles>6</meta:editing-cycles>
    <meta:document-statistic meta:table-count="0" meta:image-count="0" meta:object-count="0" meta:page-count="3" meta:paragraph-count="86" meta:word-count="1176" meta:character-count="6601" meta:non-whitespace-character-count="5356"/>
  </office:meta>
</office:document-meta>
</file>